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71483" officeooo:paragraph-rsid="00071483"/>
    </style:style>
    <style:style style:name="T1" style:family="text">
      <style:text-properties officeooo:rsid="000714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span text:style-name="T1">Rapport de livraison du release Projet Image</text:span></text:p>
      <text:p text:style-name="Standard"/>
      <text:p text:style-name="Standard"/>
      <text:p text:style-name="Standard"/>
      <text:p text:style-name="P1">Voici donc la deuxième version de notre projet. Nous avons essayé de faire un maximum de ce qui est proposé dans le cahier des charges, surtout sur les points liés à la sauvegarde, chargement, (qui nous ont demandé beaucoup de travail). </text:p>
      <text:p text:style-name="P1"/>
      <text:p text:style-name="P1">En ce qui concerne ce qui manque, nous n’avons pas eu le temps de travailler sur le zoom.</text:p>
      <text:p text:style-name="P1"/>
      <text:p text:style-name="P1">Pour ce qui est des boutons de l’application. Les boutons tels que « UNDO » et « APPLY » n’ont pas était encore implémenté et seront fait pour la version finale. </text:p>
      <text:p text:style-name="P1"/>
      <text:p text:style-name="P1">Les barres que l’ont peut voir au dessus de ces boutons ne servent à rien pour le moment, mais elles auront pour but de moduler les différents effets par la suite. </text:p>
      <text:p text:style-name="P1"/>
      <text:p text:style-name="P1">Pour l’enregistrement des images il se peut que vous deviez attendre un peu avant de les voir dans la galerie. En effet celui-ci ne se fait pas instantanément même s’il n’empêche pas l’utilisateur de faire des actions à côtés. </text:p>
      <text:p text:style-name="P1"/>
      <text:p text:style-name="P1">Vis à vis de nos difficultés que l’on a pu rencontrer. Nous nous sommes heurtés principalement au soucis lié aux intents et surtout à la permission qui nous a fait passer plus de 2 jours dessus… </text:p>
      <text:p text:style-name="P1"/>
      <text:p text:style-name="P1">En espérant que vous apprécierez tout de même le travaille effectué.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17:34:37.515336594</meta:creation-date>
    <dc:date>2018-03-07T17:42:47.295882429</dc:date>
    <meta:editing-duration>PT8M12S</meta:editing-duration>
    <meta:editing-cycles>1</meta:editing-cycles>
    <meta:document-statistic meta:table-count="0" meta:image-count="0" meta:object-count="0" meta:page-count="1" meta:paragraph-count="8" meta:word-count="214" meta:character-count="1191" meta:non-whitespace-character-count="975"/>
    <meta:generator>LibreOffice/5.2.7.2$Linux_X86_64 LibreOffice_project/20m0$Build-2</meta:generator>
  </office:meta>
</office:document-meta>
</file>